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E54000012BBFE4781E4B2EDB45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2f6c" draw:fill-color="#002f6c" draw:textarea-horizontal-align="justify" draw:textarea-vertical-align="middle" draw:auto-grow-height="false" fo:min-height="148.248cm" fo:min-width="147.998cm"/>
      <style:paragraph-properties style:writing-mode="lr-tb"/>
    </style:style>
    <style:style style:name="gr2" style:family="graphic" style:parent-style-name="standard">
      <style:graphic-properties draw:stroke="none" svg:stroke-color="#0957c0" draw:fill-color="#fafafa" draw:textarea-horizontal-align="justify" draw:textarea-vertical-align="middle" draw:auto-grow-height="false" fo:min-height="105.82cm" fo:min-width="105.57cm"/>
    </style:style>
    <style:style style:name="gr3" style:family="graphic" style:parent-style-name="Reunusteksti">
      <style:graphic-properties svg:stroke-width="0.053cm" draw:marker-start="" draw:marker-start-width="0.34cm" draw:marker-start-center="false" draw:marker-end="" draw:marker-end-width="0.34cm" draw:marker-end-center="false" draw:stroke-linejoin="miter" draw:secondary-fill-color="#d4ea6b" draw:opacity="100%" draw:textarea-horizontal-align="center" draw:textarea-vertical-align="middle" draw:auto-grow-height="false" draw:fit-to-size="false" style:shrink-to-fit="false" fo:min-height="189.715cm" fo:min-width="189.475cm" fo:padding-top="0.143cm" fo:padding-bottom="0.143cm" fo:padding-left="0.263cm" fo:padding-right="0.263cm" fo:wrap-option="wrap" draw:shadow="hidden" draw:shadow-offset-x="0.071cm" draw:shadow-offset-y="0.071cm" draw:shadow-color="#808080" draw:shadow-opacity="100%" loext:glow-radius="0cm" loext:softedge-radius="0cm"/>
      <style:paragraph-properties style:writing-mode="lr-tb"/>
    </style:style>
    <style:style style:name="gr4" style:family="graphic" style:parent-style-name="standard">
      <style:graphic-properties draw:stroke="none" svg:stroke-color="#ff0000" draw:fill-color="#fafafa" draw:textarea-horizontal-align="justify" draw:textarea-vertical-align="middle" draw:auto-grow-height="false" fo:min-height="2.048cm" fo:min-width="1.798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f7931a" draw:textarea-horizontal-align="center" draw:textarea-vertical-align="middle"/>
    </style:style>
    <style:style style:name="gr6" style:family="graphic" style:parent-style-name="standard">
      <style:graphic-properties draw:stroke="none" draw:fill-color="#f7931a" draw:textarea-horizontal-align="justify" draw:textarea-vertical-align="middle" draw:auto-grow-height="false" fo:min-height="1.024cm" fo:min-width="0.892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002f6c"/>
      <style:paragraph-properties fo:text-align="center" style:writing-mode="lr-tb"/>
    </style:style>
    <style:style style:name="P3" style:family="paragraph">
      <loext:graphic-properties draw:fill-color="#fafafa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5" style:family="paragraph">
      <loext:graphic-properties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style:style style:name="P6" style:family="paragraph">
      <loext:graphic-properties draw:fill="solid" draw:fill-color="#f7931a"/>
      <style:paragraph-properties fo:text-align="center"/>
    </style:style>
    <style:style style:name="P7" style:family="paragraph">
      <loext:graphic-properties draw:fill-color="#f7931a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2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0cm" svg:height="210cm" svg:x="0cm" svg:y="0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50cm" svg:height="150cm" svg:x="30cm" svg:y="3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imple 2" draw:style-name="gr3" draw:text-style-name="P5" draw:layer="layout" svg:width="190cm" svg:height="190cm" svg:x="10cm" svg:y="10cm">
          <text:p text:style-name="P4"><text:span text:style-name="T1">Suomen Bitcoin-yhdistys ry <text:s text:c="6"/>Finnish Bitcoin Associ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up-pour" draw:modifiers="132.232797768589 9381.02500030859" draw:enhanced-path="W 0 0 21600 21600 ?f2 ?f3 ?f4 ?f3 N W ?f5 ?f5 ?f11 ?f11 ?f8 ?f9 ?f10 ?f9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name="Simple 3" draw:style-name="gr3" draw:text-style-name="P5" draw:layer="layout" svg:width="190cm" svg:height="190cm" svg:x="10cm" svg:y="10cm">
          <text:p text:style-name="P4"><text:span text:style-name="T1">Est. 783065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arch-down-pour" draw:modifiers="63.7116086058992 9797.32529381727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3.25cm" svg:height="3.25cm" svg:x="10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25cm" svg:height="3.25cm" svg:x="52cm" svg:y="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25cm" svg:height="3.25cm" svg:x="154cm" svg:y="1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6" draw:layer="layout" svg:width="90.799cm" svg:height="120.19cm" svg:x="56.8cm" svg:y="43.3cm" svg:viewBox="0 0 90800 120191" svg:d="M90563 48318c1888-12626-7732-19419-20878-23944 1422-5704 2844-11408 4266-17112-3470-866-6939-1731-10409-2597-1385 5554-2770 11108-4156 16662-2737-689-5554-1328-8341-1968 1392-5587 2784-11174 4176-16762-3470-866-6939-1731-10409-2597-1422 5701-2844 11401-4265 17102-2268-520-4486-1029-6643-1569 3-16 6-33 10-50-4789-1195-9577-2390-14365-3586-922 3710-1845 7419-2767 11128 2521 626 7722 1768 7562 1878 4215 1049 4975 3846 4855 6054-1622 6496-3243 12993-4865 19489 290 80 669 180 1089 350-350-90-719-180-1099-270-2271 9100-4542 18200-6813 27301-519 1278-1828 3206-4775 2477 110 150-5048-1265-7572-1898-1721 3976-3443 7951-5164 11927 4515 1126 9030 2251 13545 3377 2528 629 4995 1288 7433 1918-1439 5767-2877 11534-4316 17301 3470 866 6939 1732 10409 2597 1422-5707 2844-11414 4265-17121 2837 769 5594 1478 8302 2157-1419 5678-2837 11355-4256 17032 3470 866 6939 1732 10409 2597 1438-5757 2877-11514 4315-17271 17761 3366 31107 2008 36731-14055 4525-12936-230-20388-9570-25253 6803-1568 11927-6044 13296-15294zM66768 81682c-3216 12937-24993 5944-32055 4186 1908-7642 3816-15284 5724-22925 7052 1768 29698 5254 26331 18739zM69985 48128c-2937 11768-21057 5784-26931 4326 1728-6933 3456-13865 5184-20798 5874 1469 24804 4206 21747 16472z">
          <text:p/>
        </draw:path>
        <draw:custom-shape draw:style-name="gr6" draw:text-style-name="P7" draw:layer="layout" svg:width="1.392cm" svg:height="1.274cm" draw:transform="skewX (0.0134390352403563) rotate (-0.22479840765687) translate (81.25cm 93.2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  <style:font-face style:name="Ubuntu" svg:font-family="Ubuntu" style:font-adornments="Bold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E54000012BBFE4781E4B2EDB452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i" fo:country="FI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unusteksti" style:family="graphic" style:parent-style-name="Text">
      <style:graphic-properties svg:stroke-color="#fafafa" draw:fill="solid" draw:fill-color="#fafafa"/>
      <style:text-properties style:font-name="Ubuntu" fo:font-family="Ubuntu" style:font-style-name="Bold" style:font-pitch="variable" fo:font-size="32pt" fo:font-weight="bold"/>
    </style:style>
  </office:styles>
  <office:automatic-styles>
    <style:page-layout style:name="PM0">
      <style:page-layout-properties fo:margin-top="0cm" fo:margin-bottom="0cm" fo:margin-left="0cm" fo:margin-right="0cm" fo:page-width="210cm" fo:page-height="2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1T14:17:14.637862975</meta:creation-date>
    <dc:date>2023-06-04T14:13:37.033388288</dc:date>
    <meta:editing-duration>PT2H59M51S</meta:editing-duration>
    <meta:editing-cycles>20</meta:editing-cycles>
    <meta:generator>LibreOffice/7.3.7.2$Linux_X86_64 LibreOffice_project/30$Build-2</meta:generator>
    <meta:document-statistic meta:object-count="9"/>
  </office:meta>
</office:document-meta>
</file>